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94093" officeooo:paragraph-rsid="00294093"/>
    </style:style>
    <style:style style:name="P2" style:family="paragraph" style:parent-style-name="Standard">
      <style:text-properties style:font-name="Linux Libertine O" officeooo:rsid="00294093" officeooo:paragraph-rsid="00340a02"/>
    </style:style>
    <style:style style:name="P3" style:family="paragraph" style:parent-style-name="Standard">
      <style:text-properties style:font-name="Linux Libertine O" officeooo:rsid="00294093" officeooo:paragraph-rsid="002cf708"/>
    </style:style>
    <style:style style:name="P4" style:family="paragraph" style:parent-style-name="Standard">
      <style:text-properties style:font-name="Linux Libertine O" officeooo:rsid="00340a02" officeooo:paragraph-rsid="00340a02"/>
    </style:style>
    <style:style style:name="P5" style:family="paragraph" style:parent-style-name="Standard">
      <style:text-properties style:font-name="Linux Libertine O" officeooo:rsid="002cf708" officeooo:paragraph-rsid="002cf708"/>
    </style:style>
    <style:style style:name="P6" style:family="paragraph" style:parent-style-name="Standard">
      <style:text-properties style:font-name="Linux Libertine O" officeooo:rsid="002cf708" officeooo:paragraph-rsid="00340a02"/>
    </style:style>
    <style:style style:name="P7" style:family="paragraph" style:parent-style-name="Standard">
      <style:text-properties officeooo:rsid="00356cf3" officeooo:paragraph-rsid="00356cf3"/>
    </style:style>
    <style:style style:name="P8" style:family="paragraph" style:parent-style-name="Standard">
      <style:text-properties officeooo:paragraph-rsid="00356cf3"/>
    </style:style>
    <style:style style:name="P9" style:family="paragraph" style:parent-style-name="Standard">
      <style:text-properties style:font-name="Linux Libertine O" officeooo:rsid="00340a02" officeooo:paragraph-rsid="00340a02"/>
    </style:style>
    <style:style style:name="P10" style:family="paragraph" style:parent-style-name="Standard">
      <style:text-properties style:font-name="Linux Libertine O" officeooo:rsid="00340a02" officeooo:paragraph-rsid="00356cf3"/>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2cf708" style:font-name-asian="Noto Sans CJK SC Regular" style:font-size-asian="14pt" style:font-weight-asian="bold" style:font-name-complex="FreeSans1" style:font-size-complex="14pt" style:font-weight-complex="bold"/>
    </style:style>
    <style:style style:name="T3" style:family="text">
      <style:text-properties style:font-name="Linux Libertine O"/>
    </style:style>
    <style:style style:name="T4" style:family="text">
      <style:text-properties style:font-name="Linux Libertine O" officeooo:rsid="00340a02"/>
    </style:style>
    <style:style style:name="T5" style:family="text">
      <style:text-properties style:font-name="Linux Libertine O" officeooo:rsid="00356cf3"/>
    </style:style>
    <style:style style:name="T6" style:family="text">
      <style:text-properties fo:color="#004586" loext:opacity="100%" style:font-name="Linux Libertine O" fo:font-size="18.2000007629395pt" style:font-size-asian="18.2000007629395pt" style:font-size-complex="18.2000007629395pt" style:font-weight-complex="600"/>
    </style:style>
    <style:style style:name="T7" style:family="text">
      <style:text-properties fo:color="#004586" loext:opacity="100%" style:font-name="Linux Libertine O" fo:font-size="18.2000007629395pt" officeooo:rsid="00340a02" style:font-size-asian="18.2000007629395pt" style:font-size-complex="18.2000007629395pt" style:font-weight-complex="600"/>
    </style:style>
    <style:style style:name="T8" style:family="text">
      <style:text-properties fo:color="#004586" loext:opacity="100%" style:font-name="Linux Libertine O" fo:font-size="18.2000007629395pt" fo:font-weight="bold" officeooo:rsid="002cf708" style:font-name-asian="Noto Sans CJK SC Regular" style:font-size-asian="18.2000007629395pt" style:font-weight-asian="bold" style:font-name-complex="FreeSans1" style:font-size-complex="18.2000007629395pt" style:font-weight-complex="600"/>
    </style:style>
    <style:style style:name="T9" style:family="text">
      <style:text-properties fo:color="#004586" loext:opacity="100%" style:font-name="Linux Libertine O" fo:font-size="18.2000007629395pt" fo:font-weight="bold" officeooo:rsid="00313fa3" style:font-name-asian="Noto Sans CJK SC Regular" style:font-size-asian="18.2000007629395pt" style:font-weight-asian="bold" style:font-name-complex="FreeSans1" style:font-size-complex="18.2000007629395pt" style:font-weight-complex="600"/>
    </style:style>
    <style:style style:name="T10" style:family="text">
      <style:text-properties fo:color="#004586" loext:opacity="100%" style:font-name="Linux Libertine O" fo:font-size="18.2000007629395pt" fo:font-weight="bold" officeooo:rsid="00320e4e" style:font-name-asian="Noto Sans CJK SC Regular" style:font-size-asian="18.2000007629395pt" style:font-weight-asian="bold" style:font-name-complex="FreeSans1" style:font-size-complex="18.2000007629395pt" style:font-weight-complex="600"/>
    </style:style>
    <style:style style:name="T11" style:family="text">
      <style:text-properties officeooo:rsid="002b9204"/>
    </style:style>
    <style:style style:name="T12" style:family="text">
      <style:text-properties officeooo:rsid="00340a02"/>
    </style:style>
    <style:style style:name="T13" style:family="text">
      <style:text-properties officeooo:rsid="0035b94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Chorizo pasta</text:span><text:span text:style-name="T8"> sauce</text:span><text:span text:style-name="T6"> (</text:span><text:span text:style-name="T10">4</text:span><text:span text:style-name="T6"> portions; </text:span><text:span text:style-name="T7">25 minutes</text:span><text:span text:style-name="T6">)</text:span></text:h>
      <text:p text:style-name="Heading"><text:span text:style-name="T1">For the </text:span><text:span text:style-name="T2">sauce</text:span></text:p>
      <text:p text:style-name="P2"><text:span text:style-name="T13">3</text:span><text:span text:style-name="T11"> tbsp</text:span> olive oil for frying</text:p>
      <text:p text:style-name="P4">100g chorizo ring</text:p>
      <text:p text:style-name="P1"><text:span text:style-name="T12">2</text:span> red onion<text:span text:style-name="T12">s</text:span></text:p>
      <text:p text:style-name="P1"/>
      <text:p text:style-name="P4">1 rounded tsp smoked paprika</text:p>
      <text:p text:style-name="P4">1 rounded tsp mixed herbs</text:p>
      <text:p text:style-name="P4">1 flat tsp ground black pepper (reduce if you prefer less heat)</text:p>
      <text:p text:style-name="P4">(optional) 1 pinch chilli flakes (note: with all the pepper, this does make it quite spicy)</text:p>
      <text:p text:style-name="P6"/>
      <text:p text:style-name="P4">1 red pepper</text:p>
      <text:p text:style-name="P5">1 tin peeled plum tomatoes</text:p>
      <text:p text:style-name="P4">100g cherry tomatoes</text:p>
      <text:p text:style-name="P3"/>
      <text:p text:style-name="P1"/>
      <text:p text:style-name="P4">Chop the chorizo into ~1cm chunks. I like to cut triangly chunks off as if I’m sharpening a pencil.</text:p>
      <text:p text:style-name="P4">Heat the oil a bit and fry the chorizo on low heat for a few minutes. This does tend to spit, so a lid is useful. Stir occasionally to prevent it burning.</text:p>
      <text:p text:style-name="P4"/>
      <text:p text:style-name="P10">While the chorizo is frying, peel the onions and cut them into large chunks. Once the chorizo is starting to look crispy, add the onions into the pan carefully to avoid splashing hot oil. Mix cautiously.</text:p>
      <text:p text:style-name="P10">Add all the spices, mix thoroughly, and turn the heat up to medium.</text:p>
      <text:p text:style-name="P8"><text:span text:style-name="T4">S</text:span><text:span text:style-name="T5">tir occasionally and clear the bottom of the saucepan to stop it sticking, add more oil if needed.</text:span></text:p>
      <text:p text:style-name="P4"/>
      <text:p text:style-name="P7"><text:span text:style-name="T4">C</text:span><text:span text:style-name="T3">hop the pepper into chunks, halve the cherry tomatoes, and open the tins. Once the onions have started to soften, add all the rest of the ingredients in. Stir well, break up the tomatoes, and simmer for about 10 minutes.</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02:50.543589429</dc:date>
    <meta:editing-duration>PT1H4M23S</meta:editing-duration>
    <meta:editing-cycles>26</meta:editing-cycles>
    <meta:generator>LibreOffice/7.3.7.2$Linux_X86_64 LibreOffice_project/30$Build-2</meta:generator>
    <meta:document-statistic meta:table-count="0" meta:image-count="0" meta:object-count="0" meta:page-count="1" meta:paragraph-count="18" meta:word-count="229" meta:character-count="1221" meta:non-whitespace-character-count="1010"/>
  </office:meta>
</office:document-meta>
</file>